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Verdana" svg:font-family="Verdana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49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136cm"/>
    </style:style>
    <style:style style:name="Table1.A1" style:family="table-cell">
      <style:table-cell-properties style:vertical-align="middle" fo:background-color="#cfe2f3" fo:padding="0.185cm" fo:border="1pt solid #000000">
        <style:background-image/>
      </style:table-cell-properties>
    </style:style>
    <style:style style:name="Table1.A2" style:family="table-cell">
      <style:table-cell-properties style:vertical-align="middle" fo:padding="0.185cm" fo:border="1pt solid #000000"/>
    </style:style>
    <style:style style:name="Table1.B2" style:family="table-cell">
      <style:table-cell-properties style:vertical-align="middle" fo:padding="0.185cm" fo:border="1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2.805cm"/>
    </style:style>
    <style:style style:name="Table3.C" style:family="table-column">
      <style:table-column-properties style:column-width="2.593cm"/>
    </style:style>
    <style:style style:name="Table3.D" style:family="table-column">
      <style:table-column-properties style:column-width="3.62cm"/>
    </style:style>
    <style:style style:name="Table3.E" style:family="table-column">
      <style:table-column-properties style:column-width="5.588cm"/>
    </style:style>
    <style:style style:name="Table3.A1" style:family="table-cell">
      <style:table-cell-properties style:vertical-align="middle" fo:background-color="#cfe2f3" fo:padding="0.185cm" fo:border="1pt solid #000000">
        <style:background-image/>
      </style:table-cell-properties>
    </style:style>
    <style:style style:name="Table3.A2" style:family="table-cell">
      <style:table-cell-properties style:vertical-align="middle" fo:padding="0.185cm" fo:border="1pt solid #000000"/>
    </style:style>
    <style:style style:name="Table3.B2" style:family="table-cell">
      <style:table-cell-properties style:vertical-align="middle" fo:padding="0.185cm" fo:border="1pt solid #000000"/>
    </style:style>
    <style:style style:name="Table3.C2" style:family="table-cell">
      <style:table-cell-properties style:vertical-align="middle" fo:padding="0.185cm" fo:border="1pt solid #000000"/>
    </style:style>
    <style:style style:name="Table3.D2" style:family="table-cell">
      <style:table-cell-properties style:vertical-align="middle" fo:padding="0.185cm" fo:border="1pt solid #000000"/>
    </style:style>
    <style:style style:name="Table3.E2" style:family="table-cell">
      <style:table-cell-properties style:vertical-align="middle" fo:padding="0.185cm" fo:border="1pt solid #000000"/>
    </style:style>
    <style:style style:name="Table6" style:family="table">
      <style:table-properties style:width="16.549cm" table:align="left"/>
    </style:style>
    <style:style style:name="Table6.A" style:family="table-column">
      <style:table-column-properties style:column-width="3.036cm"/>
    </style:style>
    <style:style style:name="Table6.B" style:family="table-column">
      <style:table-column-properties style:column-width="13.513cm"/>
    </style:style>
    <style:style style:name="Table6.A1" style:family="table-cell">
      <style:table-cell-properties style:vertical-align="middle" fo:background-color="#cfe2f3" fo:padding="0.185cm" fo:border="1pt solid #000000">
        <style:background-image/>
      </style:table-cell-properties>
    </style:style>
    <style:style style:name="Table6.A2" style:family="table-cell">
      <style:table-cell-properties style:vertical-align="middle" fo:padding="0.185cm" fo:border="1pt solid #000000"/>
    </style:style>
    <style:style style:name="Table6.B2" style:family="table-cell">
      <style:table-cell-properties style:vertical-align="middle" fo:padding="0.185cm" fo:border="1pt solid #000000"/>
    </style:style>
    <style:style style:name="Table6.A3" style:family="table-cell">
      <style:table-cell-properties style:vertical-align="middle" fo:padding="0.185cm" fo:border="1pt solid #000000"/>
    </style:style>
    <style:style style:name="Table6.B3" style:family="table-cell">
      <style:table-cell-properties style:vertical-align="middle" fo:padding="0.185cm" fo:border="1pt solid #000000"/>
    </style:style>
    <style:style style:name="Table6.A4" style:family="table-cell">
      <style:table-cell-properties style:vertical-align="middle" fo:padding="0.185cm" fo:border="1pt solid #000000"/>
    </style:style>
    <style:style style:name="Table6.B4" style:family="table-cell">
      <style:table-cell-properties style:vertical-align="middle" fo:padding="0.185cm" fo:border="1pt solid #000000"/>
    </style:style>
    <style:style style:name="Table6.A5" style:family="table-cell">
      <style:table-cell-properties style:vertical-align="middle" fo:padding="0.185cm" fo:border-left="1pt solid #000000" fo:border-right="1pt solid #000000" fo:border-top="none" fo:border-bottom="1pt solid #000000"/>
    </style:style>
    <style:style style:name="Table6.B5" style:family="table-cell">
      <style:table-cell-properties style:vertical-align="middle" fo:padding="0.185cm" fo:border-left="1pt solid #000000" fo:border-right="1pt solid #000000" fo:border-top="none" fo:border-bottom="1pt solid #000000"/>
    </style:style>
    <style:style style:name="Table7" style:family="table">
      <style:table-properties style:width="16.727cm" table:align="left"/>
    </style:style>
    <style:style style:name="Table7.A" style:family="table-column">
      <style:table-column-properties style:column-width="3.598cm"/>
    </style:style>
    <style:style style:name="Table7.B" style:family="table-column">
      <style:table-column-properties style:column-width="2.408cm"/>
    </style:style>
    <style:style style:name="Table7.C" style:family="table-column">
      <style:table-column-properties style:column-width="2.699cm"/>
    </style:style>
    <style:style style:name="Table7.D" style:family="table-column">
      <style:table-column-properties style:column-width="10.1cm"/>
    </style:style>
    <style:style style:name="Table7.A1" style:family="table-cell">
      <style:table-cell-properties style:vertical-align="middle" fo:background-color="#cfe2f3" fo:padding="0.185cm" fo:border="1pt solid #000000">
        <style:background-image/>
      </style:table-cell-properties>
    </style:style>
    <style:style style:name="Table7.B1" style:family="table-cell">
      <style:table-cell-properties style:vertical-align="middle" fo:background-color="#cfe2f3" fo:padding="0.185cm" fo:border-left="1pt solid #000000" fo:border-right="none" fo:border-top="1pt solid #000000" fo:border-bottom="1pt solid #000000">
        <style:background-image/>
      </style:table-cell-properties>
    </style:style>
    <style:style style:name="Table7.A2" style:family="table-cell">
      <style:table-cell-properties style:vertical-align="middle" fo:padding="0.185cm" fo:border="1pt solid #000000"/>
    </style:style>
    <style:style style:name="Table7.B2" style:family="table-cell">
      <style:table-cell-properties style:vertical-align="middle" fo:padding="0.185cm" fo:border-left="1pt solid #000000" fo:border-right="none" fo:border-top="1pt solid #000000" fo:border-bottom="1pt solid #000000"/>
    </style:style>
    <style:style style:name="Table7.C2" style:family="table-cell">
      <style:table-cell-properties style:vertical-align="middle" fo:padding="0.185cm" fo:border="1pt solid #000000"/>
    </style:style>
    <style:style style:name="Table7.D2" style:family="table-cell">
      <style:table-cell-properties style:vertical-align="middle" fo:padding="0.185cm" fo:border="1pt solid #000000"/>
    </style:style>
    <style:style style:name="P1" style:family="paragraph" style:parent-style-name="Standard">
      <style:paragraph-properties fo:margin-top="0cm" fo:margin-bottom="0cm" loext:contextual-spacing="false" fo:line-height="115%" style:writing-mode="lr-tb"/>
      <style:text-properties style:font-name="Century Schoolbook L" fo:font-size="10.5pt" style:font-size-asian="10.5pt" style:font-size-complex="10.5pt"/>
    </style:style>
    <style:style style:name="P2" style:family="paragraph" style:parent-style-name="Standard">
      <style:paragraph-properties fo:margin-top="0cm" fo:margin-bottom="0cm" loext:contextual-spacing="false" fo:line-height="115%" style:writing-mode="lr-tb"/>
      <style:text-properties style:font-name="Century Schoolbook L" fo:font-size="10.5pt" officeooo:paragraph-rsid="001ee967" style:font-size-asian="10.5pt" style:font-size-complex="10.5pt"/>
    </style:style>
    <style:style style:name="P3" style:family="paragraph" style:parent-style-name="Text_20_body">
      <style:paragraph-properties fo:line-height="115%"/>
      <style:text-properties style:font-name="Century Schoolbook L" fo:font-size="10.5pt" officeooo:paragraph-rsid="001ee967" style:font-size-asian="10.5pt" style:font-size-complex="10.5pt"/>
    </style:style>
    <style:style style:name="P4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234747" officeooo:paragraph-rsid="00234747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6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34747" officeooo:paragraph-rsid="00234747" style:text-blinking="false" fo:background-color="transparent" style:font-size-asian="10.5pt" style:font-size-complex="10.5pt"/>
    </style:style>
    <style:style style:name="P7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57c15" officeooo:paragraph-rsid="00257c15" style:text-blinking="false" fo:background-color="transparent" style:font-size-asian="10.5pt" style:font-size-complex="10.5pt"/>
    </style:style>
    <style:style style:name="P8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officeooo:rsid="001c3f9a" officeooo:paragraph-rsid="001c3f9a" style:text-blinking="false" fo:background-color="transparent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officeooo:rsid="001c3f9a" officeooo:paragraph-rsid="00234747" style:text-blinking="false" fo:background-color="transparent" style:font-size-asian="10.5pt" style:font-size-complex="10.5pt"/>
    </style:style>
    <style:style style:name="P10" style:family="paragraph" style:parent-style-name="Text_20_body">
      <style:paragraph-properties fo:margin-top="0cm" fo:margin-bottom="0.247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solid" style:text-underline-width="auto" style:text-underline-color="font-color" fo:font-weight="normal" officeooo:rsid="00234747" officeooo:paragraph-rsid="00234747" style:text-blinking="false" fo:background-color="transparent" style:font-size-asian="10.5pt" style:font-size-complex="10.5pt"/>
    </style:style>
    <style:style style:name="P11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234747" officeooo:paragraph-rsid="00234747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23cd10" officeooo:paragraph-rsid="0023cd10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4" style:family="paragraph" style:parent-style-name="Text_20_body">
      <style:paragraph-properties fo:margin-top="0cm" fo:margin-bottom="0cm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officeooo:rsid="00234747" officeooo:paragraph-rsid="00234747" style:text-blinking="false" fo:background-color="transparent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officeooo:rsid="00234747" officeooo:paragraph-rsid="00234747" style:text-blinking="false" fo:background-color="transparent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officeooo:rsid="0024da42" officeooo:paragraph-rsid="0024da42" style:text-blinking="false" fo:background-color="transparent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34747" officeooo:paragraph-rsid="00234747" style:text-blinking="false" fo:background-color="transparent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3cd10" officeooo:paragraph-rsid="0023cd10" style:text-blinking="false" fo:background-color="transparent" style:font-size-asian="10.5pt" style:font-size-complex="10.5pt"/>
    </style:style>
    <style:style style:name="P19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4da42" officeooo:paragraph-rsid="0024da42" style:text-blinking="false" fo:background-color="transparent" style:font-size-asian="10.5pt" style:font-size-complex="10.5pt"/>
    </style:style>
    <style:style style:name="P20" style:family="paragraph" style:parent-style-name="Text_20_body">
      <style:paragraph-properties fo:margin-top="0cm" fo:margin-bottom="0cm" loext:contextual-spacing="false" fo:line-height="115%" style:writing-mode="lr-tb"/>
      <style:text-properties style:font-name="Century Schoolbook L" fo:font-size="10.5pt" style:font-size-asian="10.5pt" style:font-size-complex="10.5pt"/>
    </style:style>
    <style:style style:name="P21" style:family="paragraph" style:parent-style-name="Text_20_body">
      <style:paragraph-properties fo:margin-top="0cm" fo:margin-bottom="0cm" loext:contextual-spacing="false" fo:line-height="115%" style:writing-mode="lr-tb"/>
      <style:text-properties style:font-name="Century Schoolbook L" fo:font-size="9pt" officeooo:rsid="001ee967" officeooo:paragraph-rsid="001ee967" style:font-size-asian="9pt" style:font-size-complex="9pt"/>
    </style:style>
    <style:style style:name="P22" style:family="paragraph" style:parent-style-name="Text_20_body">
      <style:paragraph-properties fo:margin-top="0cm" fo:margin-bottom="0cm" loext:contextual-spacing="false" fo:line-height="115%" style:writing-mode="lr-tb"/>
      <style:text-properties style:font-name="Century Schoolbook L" fo:font-size="9pt" officeooo:rsid="001ee967" officeooo:paragraph-rsid="002057bf" style:font-size-asian="9pt" style:font-size-complex="9pt"/>
    </style:style>
    <style:style style:name="P23" style:family="paragraph" style:parent-style-name="Text_20_body">
      <style:paragraph-properties fo:margin-top="0cm" fo:margin-bottom="0cm" loext:contextual-spacing="false" fo:line-height="115%" style:writing-mode="lr-tb"/>
      <style:text-properties style:font-name="Century Schoolbook L" fo:font-size="9pt" officeooo:rsid="002057bf" officeooo:paragraph-rsid="002057bf" style:font-size-asian="9pt" style:font-size-complex="9pt"/>
    </style:style>
    <style:style style:name="P24" style:family="paragraph" style:parent-style-name="Text_20_body" style:list-style-name="L1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5" style:family="paragraph" style:parent-style-name="Text_20_body" style:list-style-name="L1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style:text-blinking="false" style:font-size-asian="10.5pt" style:font-size-complex="10.5pt"/>
    </style:style>
    <style:style style:name="P26" style:family="paragraph" style:parent-style-name="Text_20_body">
      <style:paragraph-properties fo:margin-top="0.101cm" fo:margin-bottom="0.101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34747" officeooo:paragraph-rsid="00234747" style:text-blinking="false" fo:background-color="transparent" style:font-size-asian="10.5pt" style:font-size-complex="10.5pt"/>
    </style:style>
    <style:style style:name="P27" style:family="paragraph" style:parent-style-name="Text_20_body">
      <style:paragraph-properties fo:margin-top="0.101cm" fo:margin-bottom="0.101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23cd10" officeooo:paragraph-rsid="0023cd10" style:text-blinking="false" fo:background-color="transparent" style:font-size-asian="10.5pt" style:font-size-complex="10.5pt"/>
    </style:style>
    <style:style style:name="P28" style:family="paragraph" style:parent-style-name="Text_20_body">
      <style:paragraph-properties fo:margin-top="0.201cm" fo:margin-bottom="0.201cm" loext:contextual-spacing="false" fo:line-height="115%"/>
      <style:text-properties style:font-name="Century Schoolbook L" fo:font-size="10pt" officeooo:paragraph-rsid="001e1244" style:font-size-asian="10pt" style:font-size-complex="10pt"/>
    </style:style>
    <style:style style:name="P29" style:family="paragraph" style:parent-style-name="Text_20_body">
      <style:paragraph-properties fo:margin-top="0.201cm" fo:margin-bottom="0.201cm" loext:contextual-spacing="false" fo:line-height="115%" style:writing-mode="lr-tb"/>
      <style:text-properties style:font-name="Century Schoolbook L" fo:font-size="9pt" officeooo:paragraph-rsid="001e1244" style:font-size-asian="9pt" style:font-size-complex="9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Century Schoolbook L" fo:font-size="10.5pt" style:font-size-asian="10.5pt" style:font-size-complex="10.5pt"/>
    </style:style>
    <style:style style:name="P31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bold" officeooo:rsid="001e1244" officeooo:paragraph-rsid="001e1244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bold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1ee967" officeooo:paragraph-rsid="001ee967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2057bf" officeooo:paragraph-rsid="002057bf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1e1244" officeooo:paragraph-rsid="001e1244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65%" fo:text-align="center" style:justify-single-word="false" style:writing-mode="lr-tb"/>
      <style:text-properties fo:font-variant="normal" fo:text-transform="none" fo:color="#000000" style:text-line-through-style="none" style:text-line-through-type="none" style:font-name="Century Schoolbook L" fo:font-size="10pt" fo:font-style="normal" style:text-underline-style="none" fo:font-weight="normal" officeooo:rsid="001e1244" officeooo:paragraph-rsid="001e1244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39" style:family="paragraph" style:parent-style-name="Table_20_Contents">
      <style:paragraph-properties fo:margin-top="0cm" fo:margin-bottom="0cm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40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Century Schoolbook L" fo:font-size="10.5pt" fo:font-style="normal" style:text-underline-style="none" fo:font-weight="normal" officeooo:rsid="001e1244" officeooo:paragraph-rsid="001e1244" style:text-blinking="false" fo:background-color="transparent" style:font-size-asian="10.5pt" style:font-size-complex="10.5pt"/>
    </style:style>
    <style:style style:name="P41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741b47" style:text-line-through-style="none" style:text-line-through-type="none" style:font-name="Century Schoolbook L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42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38761d" style:text-line-through-style="none" style:text-line-through-type="none" style:font-name="Century Schoolbook 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43" style:family="paragraph" style:parent-style-name="Table_20_Contents">
      <style:paragraph-properties fo:margin-top="0cm" fo:margin-bottom="0cm" loext:contextual-spacing="false" fo:line-height="115%" style:writing-mode="lr-tb"/>
      <style:text-properties fo:font-variant="normal" fo:text-transform="none" fo:color="#38761d" style:text-line-through-style="none" style:text-line-through-type="none" style:font-name="Century Schoolbook L" fo:font-size="10.5pt" fo:font-style="normal" style:text-underline-style="none" fo:font-weight="normal" officeooo:rsid="001ee967" officeooo:paragraph-rsid="001ee967" style:text-blinking="false" fo:background-color="transparent" style:font-size-asian="10.5pt" style:font-size-complex="10.5pt"/>
    </style:style>
    <style:style style:name="P44" style:family="paragraph" style:parent-style-name="Table_20_Contents">
      <style:paragraph-properties fo:margin-top="0cm" fo:margin-bottom="0cm" loext:contextual-spacing="false" fo:line-height="115%" style:writing-mode="lr-tb"/>
      <style:text-properties style:font-name="Century Schoolbook L" fo:font-size="10.5pt" style:font-size-asian="10.5pt" style:font-size-complex="10.5pt"/>
    </style:style>
    <style:style style:name="P45" style:family="paragraph" style:parent-style-name="Heading_20_1">
      <style:text-properties style:font-name="Century Schoolbook L" fo:font-size="14pt" fo:font-weight="normal" officeooo:rsid="001c3f9a" officeooo:paragraph-rsid="001c3f9a" style:font-size-asian="14pt" style:font-size-complex="14pt"/>
    </style:style>
    <style:style style:name="P46" style:family="paragraph" style:parent-style-name="Heading_20_1">
      <style:paragraph-properties fo:break-before="page"/>
      <style:text-properties style:font-name="Century Schoolbook L" fo:font-size="14pt" fo:font-weight="normal" officeooo:rsid="00234747" officeooo:paragraph-rsid="00234747" style:font-size-asian="14pt" style:font-size-complex="14pt"/>
    </style:style>
    <style:style style:name="P47" style:family="paragraph" style:parent-style-name="Heading_20_2">
      <style:paragraph-properties fo:margin-top="0.635cm" fo:margin-bottom="0.141cm" loext:contextual-spacing="false" fo:line-height="115%" style:writing-mode="lr-tb"/>
      <style:text-properties fo:font-variant="normal" fo:text-transform="none" fo:color="#666666" style:text-line-through-style="none" style:text-line-through-type="none" style:font-name="Century Schoolbook L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48" style:family="paragraph" style:parent-style-name="Heading_20_2">
      <style:paragraph-properties fo:margin-top="0.635cm" fo:margin-bottom="0.141cm" loext:contextual-spacing="false" fo:line-height="115%" style:writing-mode="lr-tb"/>
      <style:text-properties style:font-name="Century Schoolbook L" fo:font-size="10.5pt" fo:font-weight="bold" style:font-size-asian="10.5pt" style:font-size-complex="10.5pt"/>
    </style:style>
    <style:style style:name="T1" style:family="text">
      <style:text-properties officeooo:rsid="001c3f9a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officeooo:rsid="001ee967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officeooo:rsid="001e1244" style:text-blinking="false" fo:background-color="transparent" loext:char-shading-value="0" style:font-weight-asian="normal" style:font-weight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/>
    </style:style>
    <style:style style:name="T13" style:family="text">
      <style:text-properties officeooo:rsid="001e1244"/>
    </style:style>
    <style:style style:name="T14" style:family="text">
      <style:text-properties officeooo:rsid="001ee967"/>
    </style:style>
    <style:style style:name="T15" style:family="text">
      <style:text-properties officeooo:rsid="002057bf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234747" style:font-weight-asian="bold" style:font-weight-complex="bold"/>
    </style:style>
    <style:style style:name="T18" style:family="text">
      <style:text-properties officeooo:rsid="0026704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text:span text:style-name="T3">API Documentation</text:span></text:h>
      <text:p text:style-name="P8">1. Get Hotel Analytics</text:p>
      <text:p text:style-name="P5">API to <text:span text:style-name="T1">process file (if present) and upload its data into database</text:span>. <text:span text:style-name="T1">Returns JSON response with the phrase as the key and list of hotel, mininimum, maximum and average ratings corresponding to the services.</text:span></text:p>
      <text:h text:style-name="P47" text:outline-level="2">Reques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Method</text:p>
          </table:table-cell>
          <table:table-cell table:style-name="Table1.A1" office:value-type="string">
            <text:p text:style-name="P38">URL</text:p>
          </table:table-cell>
        </table:table-row>
        <table:table-row>
          <table:table-cell table:style-name="Table1.A2" office:value-type="string">
            <text:p text:style-name="P41"><text:span text:style-name="T13">GET/ </text:span>POST</text:p>
          </table:table-cell>
          <table:table-cell table:style-name="Table1.B2" office:value-type="string">
            <text:p text:style-name="P42">http://<text:span text:style-name="T13">localhost:8000</text:span>/<text:span text:style-name="T13">get_scores/&lt;topic*&gt;/</text:span></text:p>
          </table:table-cell>
        </table:table-row>
      </table:table>
      <text:p text:style-name="P28"><text:span text:style-name="T13">Optional parameter. In case of missing argument, all the phrases are considered.</text:span></text:p>
      <text:p text:style-name="P1"><text:bookmark text:name="docs-internal-guid-a405ad94-1518-2956-f77b-1f7b7597f619"/><text:span text:style-name="T5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2"><text:span text:style-name="T14">URL</text:span> Parameter</text:p>
          </table:table-cell>
          <table:table-cell table:style-name="Table7.B1" office:value-type="string">
            <text:p text:style-name="P31">Mandatory</text:p>
          </table:table-cell>
          <table:table-cell table:style-name="Table7.A1" office:value-type="string">
            <text:p text:style-name="P32">Value Type</text:p>
          </table:table-cell>
          <table:table-cell table:style-name="Table7.A1" office:value-type="string">
            <text:p text:style-name="P32">Description</text:p>
          </table:table-cell>
        </table:table-row>
        <table:table-row>
          <table:table-cell table:style-name="Table7.A2" office:value-type="string">
            <text:p text:style-name="P36">topic*</text:p>
          </table:table-cell>
          <table:table-cell table:style-name="Table7.B2" office:value-type="string">
            <text:p text:style-name="P37">O</text:p>
          </table:table-cell>
          <table:table-cell table:style-name="Table7.C2" office:value-type="string">
            <text:p text:style-name="P33">String</text:p>
          </table:table-cell>
          <table:table-cell table:style-name="Table7.D2" office:value-type="string">
            <text:p text:style-name="P36">Phrase such as Service/Internet/Cleanliness</text:p>
          </table:table-cell>
        </table:table-row>
      </table:table>
      <text:p text:style-name="P29"><text:span text:style-name="T13">Optional parameter. In case of missing argument, all the phrases are considered.</text:span></text:p>
      <text:p text:style-name="P20"/>
      <text:p text:style-name="P20"><text:span text:style-name="T5">POST Data Structu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8">Params</text:p>
          </table:table-cell>
          <table:table-cell table:style-name="Table3.A1" office:value-type="string">
            <text:p text:style-name="P38">Mandatory</text:p>
          </table:table-cell>
          <table:table-cell table:style-name="Table3.A1" office:value-type="string">
            <text:p text:style-name="P38">Value Type</text:p>
          </table:table-cell>
          <table:table-cell table:style-name="Table3.A1" office:value-type="string">
            <text:p text:style-name="P38">Constraints/ possible values</text:p>
          </table:table-cell>
          <table:table-cell table:style-name="Table3.A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40">file</text:p>
          </table:table-cell>
          <table:table-cell table:style-name="Table3.B2" office:value-type="string">
            <text:p text:style-name="P39">M</text:p>
          </table:table-cell>
          <table:table-cell table:style-name="Table3.C2" office:value-type="string">
            <text:p text:style-name="P40">files</text:p>
          </table:table-cell>
          <table:table-cell table:style-name="Table3.D2" office:value-type="string">
            <text:p text:style-name="P40">Must be a json file</text:p>
          </table:table-cell>
          <table:table-cell table:style-name="Table3.E2" office:value-type="string">
            <text:p text:style-name="P40">Accepts file and processes it.</text:p>
          </table:table-cell>
        </table:table-row>
      </table:table>
      <text:p text:style-name="P5"/>
      <text:p text:style-name="P13">Note:</text:p>
      <text:list xml:id="list5558051885190031139" text:style-name="L1">
        <text:list-item>
          <text:p text:style-name="P24">M stands for Mandatory parameters</text:p>
        </text:list-item>
        <text:list-item>
          <text:p text:style-name="P25"><text:span text:style-name="T10">O stands for Optional parameters.</text:span></text:p>
        </text:list-item>
      </text:list>
      <text:p text:style-name="P30"/>
      <text:p text:style-name="P13">Example Request POST Data:</text:p>
      <text:p text:style-name="P2"><text:bookmark text:name="docs-internal-guid-a405ad94-151b-9fd8-0062-8fc0e523a669"/><text:span text:style-name="T7">curl -X POST -F '</text:span><text:span text:style-name="T8">f</text:span><text:span text:style-name="T7">ile=@&lt;path-to-file&gt;' http://</text:span><text:span text:style-name="T9">localhost:8000</text:span><text:span text:style-name="T7">/</text:span><text:span text:style-name="T9">get_scores/</text:span><text:span text:style-name="T8">Service</text:span><text:span text:style-name="T9">/</text:span></text:p>
      <text:h text:style-name="P48" text:outline-level="2"><text:span text:style-name="T6">Response</text:span></text:h>
      <text:p text:style-name="P21">{</text:p>
      <text:p text:style-name="P21"><text:s text:c="2"/>"Service": [</text:p>
      <text:p text:style-name="P22"><text:s text:c="4"/>{"hotel_name": "Holiday Inn Los Angeles International Airport", "max": 5, "avg": 3.3, "min": 1},</text:p>
      <text:p text:style-name="P22"><text:s text:c="4"/><text:span text:style-name="T15">{"hotel_name": "Shores Resort and Spa", <text:s/>"max": 5, "avg": 4.2, "min": 1},</text:span></text:p>
      <text:p text:style-name="P23"><text:s text:c="4"/>{"hotel_name": "BEST WESTERN PLUS Eagle Rock Inn", "max": 5, "avg": 3.6, "min": 1}</text:p>
      <text:p text:style-name="P23"><text:s text:c="2"/>],</text:p>
      <text:p text:style-name="P23"><text:s text:c="2"/>"Cleanliness": [</text:p>
      <text:p text:style-name="P23"><text:s text:c="4"/>{"hotel_name": "BEST WESTERN PLUS Eagle Rock Inn", "max": 5, "avg": 4.2, "min": 2},</text:p>
      <text:p text:style-name="P23"><text:s text:c="4"/>{"hotel_name": "Shores Resort and Spa", "max": 5, "avg": 4.4, "min": 1},</text:p>
      <text:p text:style-name="P23"><text:s text:c="4"/>{"hotel_name": "Holiday Inn Los Angeles International Airport", "max": 5, "avg": 3.6, "min": 1}</text:p>
      <text:p text:style-name="P23"><text:s text:c="2"/>],</text:p>
      <text:p text:style-name="P23"><text:soft-page-break/><text:s text:c="2"/>"Overall": [</text:p>
      <text:p text:style-name="P23"><text:s text:c="4"/>{"hotel_name": "Shores Resort and Spa", "max": 5, "avg": 4.2, "min": 1},</text:p>
      <text:p text:style-name="P23"><text:s text:c="4"/>{"hotel_name": "BEST WESTERN PLUS Eagle Rock Inn", "max": 4, "avg": 3.4, "min": 1},</text:p>
      <text:p text:style-name="P23"><text:s text:c="4"/>{"hotel_name": "Holiday Inn Los Angeles International Airport", "max": 5, "avg": 3.1, "min": 1}</text:p>
      <text:p text:style-name="P23"><text:s text:c="2"/>]</text:p>
      <text:p text:style-name="P21">}</text:p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Status</text:p>
          </table:table-cell>
          <table:table-cell table:style-name="Table6.A1" office:value-type="string">
            <text:p text:style-name="P44"><text:span text:style-name="T4">Example</text:span><text:span text:style-name="T2"> </text:span><text:span text:style-name="T3">Response</text:span></text:p>
          </table:table-cell>
        </table:table-row>
        <table:table-row>
          <table:table-cell table:style-name="Table6.A2" office:value-type="string">
            <text:p text:style-name="P42">200</text:p>
          </table:table-cell>
          <table:table-cell table:style-name="Table6.B2" office:value-type="string">
            <text:p text:style-name="P34">{"Cleanliness": [{"max": 5.0, "avg": 4.4, "hotel_name": "Shores Resort and Spa", "min": 1.0}, {"max": 5.0, "avg": 4.2, "hotel_name": "BEST WESTERN PLUS Eagle Rock Inn", "min": 2.0}, {"max": 5.0, "avg": 3.6, "hotel_name": "Holiday Inn Los Angeles International Airport", "min": 1.0}]}</text:p>
          </table:table-cell>
        </table:table-row>
        <table:table-row>
          <table:table-cell table:style-name="Table6.A3" office:value-type="string">
            <text:p text:style-name="P42">400</text:p>
          </table:table-cell>
          <table:table-cell table:style-name="Table6.B3" office:value-type="string">
            <text:p text:style-name="P35">{"Status": 400, "Message": "Missing File."}</text:p>
          </table:table-cell>
        </table:table-row>
        <table:table-row>
          <table:table-cell table:style-name="Table6.A4" office:value-type="string">
            <text:p text:style-name="P42">400</text:p>
          </table:table-cell>
          <table:table-cell table:style-name="Table6.B4" office:value-type="string">
            <text:p text:style-name="P34">{"Status": 400, "Message": "Invalid file"}</text:p>
          </table:table-cell>
        </table:table-row>
        <table:table-row>
          <table:table-cell table:style-name="Table6.A5" office:value-type="string">
            <text:p text:style-name="P43">404</text:p>
          </table:table-cell>
          <table:table-cell table:style-name="Table6.B5" office:value-type="string">
            <text:p text:style-name="P34">{"Status": 404, <text:s/>"Message": "Invalid topic requested"}</text:p>
          </table:table-cell>
        </table:table-row>
      </table:table>
      <text:p text:style-name="P3"><text:span text:style-name="T12"><text:line-break/><text:line-break/></text:span></text:p>
      <text:h text:style-name="P46" text:outline-level="1"><text:span text:style-name="T3">Architectural Level</text:span></text:h>
      <text:p text:style-name="P9"><text:span text:style-name="T16">1. </text:span><text:span text:style-name="T17">Database - PostgreSQL</text:span></text:p>
      <text:p text:style-name="P6">Following tables are created when django migrations are being run.</text:p>
      <text:p text:style-name="P7">PostgreSQL is being used because it allows easy relational database storage with transactional level data <text:span text:style-name="T18">and aggregations</text:span>. Foreign key relations allowed tables without overcrowding with data.</text:p>
      <text:p text:style-name="P10">Table Schema</text:p>
      <text:p text:style-name="P15"><text:s text:c="38"/>Table "statistics_hotelinfo" <text:s text:c="2"/></text:p>
      <text:p text:style-name="P17"><text:s text:c="6"/>Column <text:s text:c="17"/><text:tab/>Type <text:s text:c="40"/>Modifiers <text:s text:c="28"/></text:p>
      <text:p text:style-name="P17">--------------------------+--------------------------------------+--------------------------------------------- <text:s text:c="2"/></text:p>
      <text:p text:style-name="P17"><text:s/>id <text:s text:c="17"/><text:tab/><text:tab/>integer <text:s text:c="18"/><text:tab/><text:tab/>not null default nextval</text:p>
      <text:p text:style-name="P17"><text:s/>hotel_id <text:s text:c="11"/><text:tab/>character varying(64) <text:s text:c="4"/><text:tab/>not null</text:p>
      <text:p text:style-name="P17"><text:s/>name <text:s text:c="15"/><text:tab/>character varying(512) <text:s text:c="3"/><text:tab/>not null</text:p>
      <text:p text:style-name="P17"><text:s/>url <text:s text:c="16"/><text:tab/><text:tab/>character varying(256) <text:s text:c="3"/><text:tab/>not null</text:p>
      <text:p text:style-name="P17"><text:s/>image_url <text:s text:c="10"/><text:tab/>character varying(256) <text:s text:c="3"/><text:tab/>not null</text:p>
      <text:p text:style-name="P17"><text:s/>price <text:s text:c="14"/><text:tab/><text:tab/>character varying(16) <text:s text:c="4"/></text:p>
      <text:p text:style-name="P17"><text:s/>address_locality <text:s text:c="3"/><text:tab/>character varying(64) <text:s text:c="4"/><text:tab/>not null</text:p>
      <text:p text:style-name="P17"><text:s/>address_pincode <text:s text:c="3"/><text:tab/>integer <text:s text:c="18"/><text:tab/><text:tab/>not null</text:p>
      <text:p text:style-name="P17"><text:s/>address_region <text:s text:c="5"/><text:tab/>character varying(64) <text:s text:c="4"/><text:tab/>not null</text:p>
      <text:p text:style-name="P17"><text:s/>address_street <text:s text:c="5"/><text:tab/>character varying(64) <text:s text:c="4"/></text:p>
      <text:p text:style-name="P26">Referenced by:</text:p>
      <text:p text:style-name="P11">FOREIGN KEY (hotel_id) REFERENCES statistics_hotelinfo(id)</text:p>
      <text:p text:style-name="P11">FOREIGN KEY (hotel_id) REFERENCES statistics_hotelinfo(id)</text:p>
      <text:p text:style-name="P4"/>
      <text:p text:style-name="P14">Table "statistics_hotelreviews" <text:s text:c="3"/></text:p>
      <text:p text:style-name="P17"><text:s text:c="5"/>Column <text:s text:c="17"/><text:tab/><text:tab/>Type <text:s text:c="42"/>Modifiers <text:s text:c="30"/></text:p>
      <text:p text:style-name="P17">--------------------------+----------------------------------------+----------------------------------------------- <text:s text:c="2"/></text:p>
      <text:p text:style-name="P17"><text:s/>id <text:s text:c="15"/><text:tab/><text:tab/>integer <text:s text:c="20"/><text:tab/><text:tab/>not null default nextval</text:p>
      <text:p text:style-name="P17"><text:s/>review_id <text:s text:c="8"/><text:tab/>character varying(64) <text:s text:c="6"/><text:tab/>not null</text:p>
      <text:p text:style-name="P17"><text:s/>title <text:s text:c="12"/><text:tab/><text:tab/>character varying(128) <text:s text:c="4"/><text:tab/>not null</text:p>
      <text:p text:style-name="P17"><text:s/>author <text:s text:c="11"/><text:tab/><text:tab/>character varying(128) <text:s text:c="5"/><text:tab/>not null</text:p>
      <text:p text:style-name="P17"><text:s/>author_location <text:s text:c="2"/><text:tab/>character varying(128) <text:s text:c="5"/><text:tab/>not null</text:p>
      <text:p text:style-name="P17"><text:s/>review_date <text:s text:c="6"/><text:tab/>timestamp with time zone <text:s text:c="3"/><text:tab/>not null</text:p>
      <text:p text:style-name="P17"><text:s/>content <text:s text:c="10"/><text:tab/>character varying(5126) <text:s text:c="4"/><text:tab/>not null</text:p>
      <text:p text:style-name="P17"><text:s/>hotel_id <text:s text:c="9"/><text:tab/>integer <text:s text:c="20"/>not null</text:p>
      <text:p text:style-name="P17"/>
      <text:p text:style-name="P17">Foreign-key constraints:</text:p>
      <text:p text:style-name="P11"><text:s text:c="4"/>FOREIGN KEY (hotel_id) REFERENCES statistics_hotelinfo(id)</text:p>
      <text:p text:style-name="P17">Referenced by:</text:p>
      <text:p text:style-name="P11"><text:s text:c="4"/>FOREIGN KEY (review_id) REFERENCES statistics_hotelreviews(id) </text:p>
      <text:p text:style-name="P11"/>
      <text:p text:style-name="P11"/>
      <text:p text:style-name="P18"><text:s text:c="33"/><text:span text:style-name="T11">Table "statistics_hotelratings" <text:s text:c="2"/></text:span></text:p>
      <text:p text:style-name="P18"><text:s text:c="2"/>Column <text:s text:c="12"/><text:tab/>Type <text:s text:c="40"/>Modifiers <text:s text:c="30"/></text:p>
      <text:p text:style-name="P18"><text:soft-page-break/>---------------------+-----------------------------------------+------------------------------------------ <text:s text:c="3"/></text:p>
      <text:p text:style-name="P18"><text:s/>id <text:s text:c="9"/><text:tab/><text:tab/>integer <text:s text:c="16"/><text:tab/><text:tab/>not null default</text:p>
      <text:p text:style-name="P18"><text:s/>topic <text:s text:c="6"/><text:tab/><text:tab/>character varying(64) <text:s text:c="2"/><text:tab/>not null</text:p>
      <text:p text:style-name="P18"><text:s/>score <text:s text:c="6"/><text:tab/><text:tab/>integer <text:s text:c="16"/><text:tab/><text:tab/>not null</text:p>
      <text:p text:style-name="P18"><text:s/>hotel_id <text:s text:c="3"/><text:tab/><text:tab/>integer <text:s text:c="16"/><text:tab/><text:tab/>not null</text:p>
      <text:p text:style-name="P18"><text:s/>review_id <text:s text:c="2"/><text:tab/><text:tab/>integer <text:s text:c="16"/><text:tab/><text:tab/>not null</text:p>
      <text:p text:style-name="P27">Foreign-key constraints:</text:p>
      <text:p text:style-name="P12">FOREIGN KEY (review_id) REFERENCES statistics_hotelreviews(id)</text:p>
      <text:p text:style-name="P12">FOREIGN KEY (hotel_id) REFERENCES statistics_hotelinfo(id)</text:p>
      <text:p text:style-name="P12"/>
      <text:p text:style-name="P12"/>
      <text:p text:style-name="P16">Table "statistics_semanticsinfo" <text:s text:c="2"/></text:p>
      <text:p text:style-name="P19"><text:s text:c="4"/>Column <text:s text:c="13"/><text:tab/> Type <text:s text:c="41"/>Modifiers <text:s text:c="30"/></text:p>
      <text:p text:style-name="P19">-------------------------+---------------------------------------+--------------------------------------------- <text:s text:c="2"/></text:p>
      <text:p text:style-name="P19"><text:s/>id <text:s text:c="13"/><text:tab/><text:tab/>integer <text:s text:c="16"/><text:tab/><text:tab/>not null default nextval</text:p>
      <text:p text:style-name="P19"><text:s/>phrase <text:s text:c="9"/><text:tab/><text:tab/>character varying(32) <text:s text:c="2"/><text:tab/>not null</text:p>
      <text:p text:style-name="P19"><text:s/>semantic_type <text:s text:c="2"/><text:tab/>character varying(16) <text:s text:c="2"/><text:tab/>not null</text:p>
      <text:p text:style-name="P19"><text:s/>value <text:s text:c="10"/><text:tab/><text:tab/>numeric(2,1) <text:s text:c="11"/><text:tab/><text:tab/>not null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Verdana" svg:font-family="Verdana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40:31.038344172</meta:creation-date>
    <dc:date>2017-05-17T12:40:16.003753896</dc:date>
    <meta:editing-duration>PT14M21S</meta:editing-duration>
    <meta:editing-cycles>6</meta:editing-cycles>
    <meta:generator>LibreOffice/5.1.6.2$Linux_X86_64 LibreOffice_project/10m0$Build-2</meta:generator>
    <meta:document-statistic meta:table-count="4" meta:image-count="0" meta:object-count="0" meta:page-count="4" meta:paragraph-count="117" meta:word-count="558" meta:character-count="5593" meta:non-whitespace-character-count="4072"/>
  </office:meta>
</office:document-meta>
</file>